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12.121cm"/>
    </style:style>
    <style:style style:name="co7" style:family="table-column">
      <style:table-column-properties fo:break-before="auto" style:column-width="15.244cm"/>
    </style:style>
    <style:style style:name="ro3" style:family="table-row">
      <style:table-row-properties style:row-height="0.47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 style:data-style-name="N0">
      <style:text-properties fo:color="#a6a6a6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999999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fo:color="#579d1c"/>
    </style:style>
  </office:automatic-styles>
  <office:body>
    <office:spreadsheet>
      <table:calculation-settings table:automatic-find-labels="false" table:use-regular-expressions="false"/>
      <table:table table:name="Tasks" table:style-name="ta4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20" table:default-cell-style-name="ce2"/>
        <table:table-column table:style-name="co4" table:default-cell-style-name="ce2"/>
        <table:table-row table:style-name="ro1">
          <table:table-cell table:style-name="ce4" office:value-type="string">
            <text:p>Category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Notes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Environment</text:p>
          </table:table-cell>
          <table:table-cell table:style-name="Default" office:value-type="string">
            <text:p>Move to Az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ncel current hosting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Fix Courier</text:p>
          </table:table-cell>
          <table:table-cell office:value-type="string">
            <text:p>Still got licence?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Use SASS</text:p>
          </table:table-cell>
          <table:table-cell table:number-columns-repeated="102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ind a good font</text:p>
          </table:table-cell>
          <table:table-cell table:number-columns-repeated="1022"/>
        </table:table-row>
        <table:table-row table:style-name="ro1">
          <table:table-cell office:value-type="string">
            <text:p>Home Page</text:p>
          </table:table-cell>
          <table:table-cell office:value-type="string">
            <text:p>Position heading responsively</text:p>
          </table:table-cell>
          <table:table-cell table:number-columns-repeated="1022"/>
        </table:table-row>
        <table:table-row table:style-name="ro1">
          <table:table-cell office:value-type="string">
            <text:p>Coffee Map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p popup; basic lay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Beer Listing</text:p>
          </table:table-cell>
          <table:table-cell table:style-name="ce7" office:value-type="string">
            <text:p>Content - add what, where &amp; ABV</text:p>
          </table:table-cell>
          <table:table-cell office:value-type="string">
            <text:p>What (style), where (source) when (date), who (brewer), how (draft), why ("why not?"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tent - Load phase 2 (bring up to date)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rting</text:p>
          </table:table-cell>
          <table:table-cell office:value-type="string">
            <text:p>Sketch desig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Filtering (full)</text:p>
          </table:table-cell>
          <table:table-cell office:value-type="string">
            <text:p>Sketch desig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ltering/sorting - colour indicators, animation</text:p>
          </table:table-cell>
          <table:table-cell table:number-columns-repeated="1022"/>
        </table:table-row>
        <table:table-row table:style-name="ro1">
          <table:table-cell office:value-type="string">
            <text:p>Search</text:p>
          </table:table-cell>
          <table:table-cell office:value-type="string">
            <text:p>Improve matching on search te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dex Country &amp; Brewer</text:p>
          </table:table-cell>
          <table:table-cell table:number-columns-repeated="1022"/>
        </table:table-row>
        <table:table-row table:style-name="ro1">
          <table:table-cell office:value-type="string">
            <text:p>Subscribe</text:p>
          </table:table-cell>
          <table:table-cell office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>
            <text:p>Contact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m submi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nd email with detai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Analytics</text:p>
          </table:table-cell>
          <table:table-cell office:value-type="string">
            <text:p>Event – map marker click/vie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sort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filtering (full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s_2" table:style-name="ta2">
        <table:table-column table:style-name="co1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_Dates" table:style-name="ta3">
        <table:table-column table:style-name="co4" table:default-cell-style-name="ce2"/>
        <table:table-column table:style-name="co5" table:default-cell-style-name="ce2"/>
        <table:table-column table:style-name="co4" table:number-columns-repeated="1022" table:default-cell-style-name="ce2"/>
        <table:table-row table:style-name="ro1">
          <table:table-cell office:value-type="string">
            <text:p>Greece</text:p>
          </table:table-cell>
          <table:table-cell table:style-name="ce5" office:value-type="string">
            <text:p>Alfa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gina</text:p>
          </table:table-cell>
          <table:table-cell table:number-columns-repeated="1022"/>
        </table:table-row>
        <table:table-row table:style-name="ro2">
          <table:table-cell office:value-type="string">
            <text:p>Scotland</text:p>
          </table:table-cell>
          <table:table-cell office:value-type="string">
            <text:p>Mea Culp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orar Monste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12/10/2017</text:date>, <text:time>21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Duncan Fisher</dc:creator>
    <meta:creation-date>2009-04-16T11:32:48Z</meta:creation-date>
    <dc:date>2017-10-12T21:14:11.34</dc:date>
    <meta:editing-cycles>83</meta:editing-cycles>
    <meta:editing-duration>P2DT4H13M56S</meta:editing-duration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